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3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Title1-title">
      <style:graphic-properties fo:min-height="2.549cm" loext:decorative="false"/>
      <style:paragraph-properties style:writing-mode="lr-tb"/>
    </style:style>
    <style:style style:name="pr7" style:family="presentation" style:parent-style-name="Title1-outline1">
      <style:graphic-properties fo:min-height="11.564cm" loext:decorative="false"/>
      <style:paragraph-properties style:writing-mode="lr-tb"/>
    </style:style>
    <style:style style:name="pr8" style:family="presentation" style:parent-style-name="Title1-notes">
      <style:graphic-properties draw:fill-color="#ffffff" draw:auto-grow-height="false" fo:min-height="13.26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1cm" fo:margin-bottom="0cm"/>
    </style:style>
    <style:style style:name="P6" style:family="paragraph">
      <style:paragraph-properties fo:margin-left="0cm" fo:margin-right="0cm" fo:margin-top="0cm" fo:margin-bottom="0cm" fo:line-height="115%" fo:text-align="start" fo:text-indent="0cm" style:punctuation-wrap="simple" style:line-break="strict" loext:tab-stop-distance="0cm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115%" fo:text-align="start" fo:text-indent="0cm" style:punctuation-wrap="simple" style:line-break="strict" loext:tab-stop-distance="0cm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punctuation-wrap="simple" style:line-break="strict" loext:tab-stop-distance="0cm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.9cm" fo:margin-right="0cm" fo:text-align="center" fo:text-indent="0cm"/>
    </style:style>
    <style:style style:name="P13" style:family="paragraph">
      <loext:graphic-properties draw:fill-color="#ffffff"/>
      <style:text-properties fo:font-size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ectu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are <text:span text:style-name="T2">face-to-face, without recordings</text:span>:</text:p>
                <text:list>
                  <text:list-item>
                    <text:p>Monday 1600-1650, DOLT0.32 (D’Olier street)</text:p>
                  </text:list-item>
                  <text:list-item>
                    <text:p><text:span text:style-name="T3">Wednesday 1700-1750, JOLY (Hamilton)</text:span></text:p>
                    <text:list>
                      <text:list-item>
                        <text:p><text:span text:style-name="T3">Exception: Feb 4</text:span><text:span text:style-name="T4">th</text:span><text:span text:style-name="T3">, LB04 (Lloyd building)</text:span></text:p>
                      </text:list-item>
                    </text:list>
                  </text:list-item>
                  <text:list-item>
                    <text:p>Friday 1200-1250, Room 1008 (Arts block)</text:p>
                  </text:list-item>
                </text:list>
              </text:list-item>
              <text:list-item>
                <text:p>Check for location changes!</text:p>
              </text:list-item>
              <text:list-item>
                <text:p text:style-name="P3">Reason for no recordings: “hybrid” lectures resulted in low attendance (“I’ll watch that later”) which is IMO correlated with worse 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ar Administrivia...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Dates (don’t be surprised if I get this wrong;-)</text:p>
                <text:list>
                  <text:list-item>
                    <text:p text:style-name="P5">Lectures from Jan 19<text:span text:style-name="T5">th</text:span> → April 11<text:span text:style-name="T5">th</text:span> </text:p>
                  </text:list-item>
                  <text:list-item>
                    <text:p text:style-name="P5">Reading week: March 2<text:span text:style-name="T5">nd</text:span> </text:p>
                  </text:list-item>
                </text:list>
              </text:list-item>
              <text:list-item>
                <text:p text:style-name="P5">We have some holiday Monday’s </text:p>
                <text:list>
                  <text:list-item>
                    <text:p>Feb 2<text:span text:style-name="T5">nd</text:span>, April 6<text:span text:style-name="T5">th</text:span></text:p>
                  </text:list-item>
                </text:list>
              </text:list-item>
              <text:list-item>
                <text:p text:style-name="P5">Pronouns: he/him for me</text:p>
                <text:list>
                  <text:list-item>
                    <text:p text:style-name="P5"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5% for an in-term assignment</text:p>
                <text:list>
                  <text:list-item>
                    <text:p>Deadline is end of term: April 11<text:span text:style-name="T5">th</text:span> 2023</text:p>
                  </text:list-item>
                </text:list>
              </text:list-item>
              <text:list-item>
                <text:p>5% for attendance</text:p>
                <text:list>
                  <text:list-item>
                    <text:p>Paper sign-up sheet, won’t be checked every time</text:p>
                  </text:list-item>
                </text:list>
              </text:list-item>
              <text:list-item>
                <text:p>80% for sit-down, in-person,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n-term Assignment</text:p>
          </draw:text-box>
        </draw:frame>
        <draw:frame presentation:style-name="pr4" draw:text-style-name="P8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Assignment (15%): Security &amp; Privacy Considerations for your </text:span><text:span text:style-name="T6">FYP/Dissertation</text:span></text:p>
                <text:list>
                  <text:list-item>
                    <text:p text:style-name="P6"><text:span text:style-name="T6">3-4 pages usually; text should be usable in your dissertation/FYP</text:span></text:p>
                  </text:list-item>
                  <text:list-item>
                    <text:p text:style-name="P6"><text:span text:style-name="T6">Discuss the security &amp; privacy issues of your dissertation/FYP topic</text:span></text:p>
                  </text:list-item>
                  <text:list-item>
                    <text:p text:style-name="P6"><text:span text:style-name="T6">No FYP or dissertation? (e.g. visiting student) then talk to me...</text:span></text:p>
                  </text:list-item>
                  <text:list-item>
                    <text:p text:style-name="P6"><text:span text:style-name="T6">See RFCs 3552, 6973 and W3C tech report on sec/privacy </text:span><text:span text:style-name="T6">considerations</text:span><text:span text:style-name="T6"><text:line-break/></text:span><text:span text:style-name="T6"><text:a xlink:href="https://datatracker.ietf.org/doc/rfc3552/" xlink:type="simple">https://datatracker.ietf.org/doc/rfc3552/</text:a></text:span><text:span text:style-name="T6"> </text:span><text:span text:style-name="T6"><text:line-break/></text:span><text:span text:style-name="T6"><text:a xlink:href="https://datatracker.ietf.org/doc/rfc6973/" xlink:type="simple">https://datatracker.ietf.org/doc/rfc6973/</text:a></text:span><text:span text:style-name="T6"> </text:span><text:span text:style-name="T6"><text:line-break/></text:span><text:span text:style-name="T6"><text:a xlink:href="https://www.w3.org/TR/security-privacy-questionnaire/" xlink:type="simple">https://www.w3.org/TR/security-privacy-questionnaire/</text:a></text:span><text:span text:style-name="T6"> </text:span></text:p>
                    <text:p text:style-name="P6"><text:span text:style-name="T6"/></text:p>
                  </text:list-item>
                </text:list>
              </text:list-item>
              <text:list-item>
                <text:p text:style-name="P6"><text:span text:style-name="T6">If you make use of LLM tooling, then you MUST declare that</text:span></text:p>
                <text:list>
                  <text:list-item>
                    <text:p text:style-name="P7"><text:span text:style-name="T6"><text:a xlink:href="https://down.dsg.cs.tcd.ie/cs7053/llm-policy.md" xlink:type="simple">https://down.dsg.cs.tcd.ie/cs7053/llm-policy.md</text:a></text:span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Blackboard Stuf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SU44032 should be a “child module” of CS7NS5</text:p>
              </text:list-item>
              <text:list-item>
                <text:p>You’ll submit your assignment via blackboard</text:p>
              </text:list-item>
              <text:list-item>
                <text:p>I’ll set that up in the next short while</text:p>
              </text:list-item>
              <text:list-item>
                <text:p>Module link:<text:line-break/><text:span text:style-name="T7"><text:a xlink:href="https://tcd.blackboard.com/ultra/courses/_102823_1/outline" xlink:type="simple">https://tcd.blackboard.com/ultra/courses/_102823_1/outline</text:a>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in security and privacy</text:p>
              </text:list-item>
              <text:list-item>
                <text:p>(Enough) cryptography so you can understand how that’s used in…</text:p>
              </text:list-item>
              <text:list-item>
                <text:p>Core Internet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draw:style-name="gr2" draw:text-style-name="P10" draw:layer="layout" svg:width="11.5cm" svg:height="4.591cm" svg:x="8cm" svg:y="5.5cm">
          <draw:text-box>
            <text:p text:style-name="P9"><text:span text:style-name="T1">I like questions and comments!</text:span></text:p>
            <text:p text:style-name="P9"><text:span text:style-name="T1"/></text:p>
            <text:p text:style-name="P9"><text:span text:style-name="T1">Just interrupt however works when you have a question or comment.</text:span></text:p>
          </draw:text-box>
        </draw:frame>
        <draw:frame draw:style-name="gr3" draw:text-style-name="P10" draw:layer="layout" svg:width="21.5cm" svg:height="0.446cm" svg:x="3.5cm" svg:y="11.5cm">
          <draw:text-box>
            <text:p text:style-name="P11"><text:span text:style-name="T8">The more questions you ask, the less material I cover, and the less revision for your exa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1">
        <draw:frame presentation:style-name="pr6" draw:layer="layout" svg:width="25.093cm" svg:height="2.549cm" svg:x="1.398cm" svg:y="0.625cm" presentation:class="title">
          <draw:text-box>
            <text:p>Puzzle</text:p>
          </draw:text-box>
        </draw:frame>
        <draw:frame presentation:style-name="pr7" draw:layer="layout" svg:width="24.534cm" svg:height="9.767cm" svg:x="1.4cm" svg:y="3.685cm" presentation:class="outline">
          <draw:text-box>
            <text:p text:style-name="P12"/>
            <text:p text:style-name="P12">If you know the answer, please stay quiet!</text:p>
            <text:p text:style-name="P12"/>
            <text:p text:style-name="P12">How might you send a physical secret (written on paper) to someone far away?</text:p>
          </draw:text-box>
        </draw:frame>
        <presentation:notes draw:style-name="dp4">
          <draw:page-thumbnail draw:style-name="gr1" draw:layer="layout" svg:width="14.758cm" svg:height="11.037cm" svg:x="3.069cm" svg:y="2.257cm" draw:page-number="9" presentation:class="page"/>
          <draw:frame presentation:style-name="pr8" draw:text-style-name="P13" draw:layer="layout" svg:width="16.703cm" svg:height="13.26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8999996185303pt" style:font-style-asian="normal" style:font-weight-asian="normal" style:font-name-complex="Lohit Devanagari" style:font-family-complex="'Lohit Devanagari'" style:font-family-generic-complex="system" style:font-pitch-complex="variable" style:font-size-complex="27.8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7cm" fo:margin-right="0cm" fo:margin-top="0cm" fo:margin-bottom="0.415cm" fo:line-height="93%" fo:text-align="start" fo:text-indent="-0.787cm" style:punctuation-wrap="simple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1.704cm" fo:margin-right="0cm" fo:margin-top="0cm" fo:margin-bottom="0.331cm" fo:line-height="93%" fo:text-align="start" fo:text-indent="-0.655cm" style:punctuation-wrap="simple" style:line-break="strict" loext:tab-stop-distance="0cm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3.1000003814697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2.623cm" fo:margin-right="0cm" fo:margin-top="0cm" fo:margin-bottom="0.247cm" fo:line-height="93%" fo:text-align="start" fo:text-indent="-0.524cm" style:punctuation-wrap="simple" style:line-break="strict" loext:tab-stop-distance="0cm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9.7999992370605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3.67cm" fo:margin-right="0cm" fo:margin-top="0cm" fo:margin-bottom="0.167cm" fo:line-height="93%" fo:text-align="start" fo:text-indent="-0.524cm" style:punctuation-wrap="simple" style:line-break="strict" loext:tab-stop-distance="0cm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4.719cm" fo:margin-right="0cm" fo:margin-top="0cm" fo:margin-bottom="0.083cm" fo:line-height="93%" fo:text-align="start" fo:text-indent="-0.524cm" style:punctuation-wrap="simple" style:line-break="strict" loext:tab-stop-distance="0cm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.4000015258789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8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8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5.093cm" svg:height="2.549cm" svg:x="1.398cm" svg:y="0.625cm" presentation:class="title" presentation:placeholder="true">
        <draw:text-box/>
      </draw:frame>
      <draw:frame presentation:style-name="Title1-outline1" draw:layer="backgroundobjects" svg:width="24.534cm" svg:height="9.767cm" svg:x="1.4cm" svg:y="3.685cm" presentation:class="outline" presentation:placeholder="true">
        <draw:text-box/>
      </draw:frame>
      <draw:frame draw:style-name="Mgr3" draw:text-style-name="MP8" draw:layer="backgroundobjects" svg:width="6.417cm" svg:height="1.006cm" svg:x="1.398cm" svg:y="14.345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4" draw:text-style-name="MP10" draw:layer="backgroundobjects" svg:width="8.769cm" svg:height="1.006cm" svg:x="9.575cm" svg:y="14.345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draw:style-name="Mgr5" draw:text-style-name="MP12" draw:layer="backgroundobjects" svg:width="6.417cm" svg:height="1.006cm" svg:x="20.075cm" svg:y="14.345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21cm" svg:height="29.7cm" svg:x="0cm" svg:y="0cm">
          <text:p/>
        </draw:rect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Title1-title" draw:layer="backgroundobjects" svg:width="14.758cm" svg:height="11.037cm" svg:x="3.069cm" svg:y="2.257cm" presentation:class="page"/>
        <draw:frame presentation:style-name="Title1-notes" draw:layer="backgroundobjects" svg:width="16.703cm" svg:height="13.269cm" svg:x="2.098cm" svg:y="14.106cm" presentation:class="notes" presentation:placeholder="true">
          <draw:text-box/>
        </draw:frame>
        <draw:frame presentation:style-name="Mpr4" draw:text-style-name="MP16" draw:layer="backgroundobjects" svg:width="9.013cm" svg:height="1.389cm" svg:x="-0.001cm" svg:y="-0.001cm" presentation:class="header">
          <draw:text-box>
            <text:list text:style-name="ML3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9.013cm" svg:height="1.389cm" svg:x="11.884cm" svg:y="-0.001cm" presentation:class="date-time">
          <draw:text-box>
            <text:list text:style-name="ML3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frame presentation:style-name="Mpr6" draw:text-style-name="MP16" draw:layer="backgroundobjects" svg:width="9.013cm" svg:height="1.389cm" svg:x="-0.001cm" svg:y="28.212cm" presentation:class="footer">
          <draw:text-box>
            <text:list text:style-name="ML3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7" draw:text-style-name="MP18" draw:layer="backgroundobjects" svg:width="9.013cm" svg:height="1.389cm" svg:x="11.884cm" svg:y="28.212cm" presentation:class="page-number">
          <draw:text-box>
            <text:list text:style-name="ML3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1-29T21:31:27.371028229</meta:creation-date>
    <dc:date>2026-01-12T11:49:54.425503188</dc:date>
    <meta:editing-duration>PT6H21M49S</meta:editing-duration>
    <meta:editing-cycles>71</meta:editing-cycles>
    <meta:generator>LibreOffice/25.8.4.2$Linux_X86_64 LibreOffice_project/0366609b1de41a39e1896ae41e33c673f2a73802</meta:generator>
    <meta:document-statistic meta:object-count="90"/>
  </office:meta>
</office:document-meta>
</file>